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095a05" officeooo:paragraph-rsid="00095a0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My big project</text:h>
      <text:p text:style-name="P1">Being <text:span text:style-name="T1">awesome</text:span><text:span text:style-name="T2"> !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15T21:14:15.803582800</meta:creation-date>
    <dc:date>2026-03-15T21:16:11.415287000</dc:date>
    <meta:editing-duration>PT1M57S</meta:editing-duration>
    <meta:editing-cycles>1</meta:editing-cycles>
    <meta:generator>LibreOffice/26.2.0.3$Windows_X86_64 LibreOffice_project/620$Build-3</meta:generator>
    <meta:document-statistic meta:table-count="0" meta:image-count="0" meta:object-count="0" meta:page-count="1" meta:paragraph-count="2" meta:word-count="6" meta:character-count="29" meta:non-whitespace-character-count="25"/>
  </office:meta>
</office:document-meta>
</file>